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svg:stroke-color="#0066b3" draw:fill="none" draw:textarea-horizontal-align="justify" draw:textarea-vertical-align="middle" draw:auto-grow-height="false" fo:min-height="0.45cm" fo:min-width="0.7cm"/>
      <style:paragraph-properties style:writing-mode="lr-tb"/>
    </style:style>
    <style:style style:name="gr2" style:family="graphic" style:parent-style-name="Default_5f_1">
      <style:graphic-properties draw:stroke="none" svg:stroke-color="#0066b3" draw:fill="none" draw:textarea-horizontal-align="justify" draw:textarea-vertical-align="middle" draw:auto-grow-height="false" fo:min-height="0.45cm" fo:min-width="1.525cm"/>
      <style:paragraph-properties style:writing-mode="lr-tb"/>
    </style:style>
    <style:style style:name="gr3" style:family="graphic" style:parent-style-name="Object_20_without_20_fill_5f_1">
      <style:graphic-properties svg:stroke-color="#000000" draw:marker-end="Arrowheads_20_2" draw:marker-end-width="0.3cm" draw:fill="none" draw:textarea-vertical-align="middle" draw:shadow="visible" draw:shadow-offset-x="0.035cm" draw:shadow-offset-y="0.035cm" draw:shadow-opacity="50%" loext:shadow-blur="0.035cm"/>
    </style:style>
    <style:style style:name="gr4" style:family="graphic" style:parent-style-name="standard">
      <style:graphic-properties draw:fill="solid" draw:fill-color="#808080" draw:textarea-horizontal-align="justify" draw:textarea-vertical-align="middle" draw:auto-grow-height="false" fo:min-height="1.817cm" fo:min-width="2.914cm" draw:shadow="visible" draw:shadow-offset-x="0.035cm" draw:shadow-offset-y="0.035cm" loext:shadow-blur="0.176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2" style:family="paragraph">
      <loext:graphic-properties draw:fill="none"/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color="#000000" loext:opacity="100%"/>
    </style:style>
    <style:style style:name="P4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5" style:family="paragraph">
      <loext:graphic-properties draw:fill="solid" draw:fill-color="#808080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fo:font-size="11pt" style:font-size-asian="11pt" style:font-size-complex="11pt"/>
    </style:style>
    <style:style style:name="T2" style:family="text">
      <style:text-properties fo:color="#ffffff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2cm" svg:height="0.7cm" svg:x="3.501cm" svg:y="5.901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025cm" svg:height="0.7cm" svg:x="8.176cm" svg:y="5.901cm">
          <text:p text:style-name="P1"><text:span text:style-name="T1">Perceptio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draw:line-skew="-0.544cm" svg:x1="9.188cm" svg:y1="5.901cm" svg:x2="4.101cm" svg:y2="5.901cm" draw:start-shape="id1" draw:start-glue-point="0" draw:end-shape="id2" svg:d="M9188 5901c0-1566-5087-1566-5087 0" svg:viewBox="0 0 5088 1175">
          <text:p/>
        </draw:connector>
        <draw:connector draw:style-name="gr3" draw:text-style-name="P3" draw:layer="layout" draw:type="curve" draw:line-skew="0.547cm" svg:x1="4.101cm" svg:y1="6.601cm" svg:x2="9.188cm" svg:y2="6.601cm" draw:start-shape="id2" draw:start-glue-point="2" draw:end-shape="id1" svg:d="M4101 6601c0 1570 5087 1570 5087 0" svg:viewBox="0 0 5088 1179">
          <text:p/>
        </draw:connector>
        <draw:custom-shape draw:style-name="gr1" draw:text-style-name="P2" draw:layer="layout" svg:width="1.2cm" svg:height="0.7cm" svg:x="6.045cm" svg:y="5.901cm">
          <text:p text:style-name="P1"><text:span text:style-name="T1">Cognition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5" draw:layer="layout" svg:width="4.826cm" svg:height="2.921cm" svg:x="4.302cm" svg:y="8.62cm">
          <text:p text:style-name="P4"><text:span text:style-name="T2">Cogni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cm" svg:height="0.7cm" svg:x="2.905cm" svg:y="9.73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25cm" svg:height="0.7cm" svg:x="9.255cm" svg:y="9.73cm">
          <text:p text:style-name="P1"><text:span text:style-name="T1">Perception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126cm" svg:y1="10.117cm" svg:x2="9.126cm" svg:y2="9.978cm">
          <text:p/>
        </draw:line>
        <draw:line draw:style-name="gr5" draw:text-style-name="P6" draw:layer="layout" svg:x1="4.305cm" svg:y1="10.008cm" svg:x2="4.305cm" svg:y2="10.14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02T15:55:50.629859672</dc:date>
    <meta:editing-duration>PT6H3M14S</meta:editing-duration>
    <meta:editing-cycles>43</meta:editing-cycles>
    <meta:generator>LibreOffice/7.1.4.2$Linux_X86_64 LibreOffice_project/10$Build-2</meta:generator>
    <dc:creator>Alexander Refsum Jensenius</dc:creator>
    <meta:document-statistic meta:object-count="10"/>
  </office:meta>
</office:document-meta>
</file>